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d22b" officeooo:paragraph-rsid="000cd22b"/>
    </style:style>
    <style:style style:name="P2" style:family="paragraph" style:parent-style-name="Standard">
      <style:text-properties fo:font-weight="bold" officeooo:rsid="000cd22b" officeooo:paragraph-rsid="000cd22b" style:font-weight-asian="bold" style:font-weight-complex="bold"/>
    </style:style>
    <style:style style:name="P3" style:family="paragraph" style:parent-style-name="Standard">
      <style:text-properties fo:font-weight="bold" officeooo:rsid="000d96a3" officeooo:paragraph-rsid="000d96a3" style:font-weight-asian="bold" style:font-weight-complex="bold"/>
    </style:style>
    <style:style style:name="P4" style:family="paragraph" style:parent-style-name="Standard">
      <style:text-properties fo:font-weight="normal" officeooo:rsid="000cd22b" officeooo:paragraph-rsid="000cd22b" style:font-weight-asian="normal" style:font-weight-complex="normal"/>
    </style:style>
    <style:style style:name="P5" style:family="paragraph" style:parent-style-name="Standard">
      <style:text-properties fo:font-weight="bold" officeooo:rsid="000cd22b" officeooo:paragraph-rsid="000cd22b" style:font-weight-asian="bold" style:font-weight-complex="bold"/>
    </style:style>
    <style:style style:name="P6" style:family="paragraph" style:parent-style-name="Standard">
      <style:text-properties fo:font-weight="bold" officeooo:rsid="000df4a8" officeooo:paragraph-rsid="000df4a8" style:font-weight-asian="bold" style:font-weight-complex="bold"/>
    </style:style>
    <style:style style:name="P7" style:family="paragraph" style:parent-style-name="Standard">
      <style:text-properties officeooo:rsid="000cd22b" officeooo:paragraph-rsid="000cd22b"/>
    </style:style>
    <style:style style:name="P8" style:family="paragraph" style:parent-style-name="Standard">
      <style:text-properties fo:font-weight="normal" officeooo:rsid="000d96a3" officeooo:paragraph-rsid="000d96a3" style:font-weight-asian="normal" style:font-weight-complex="normal"/>
    </style:style>
    <style:style style:name="P9" style:family="paragraph" style:parent-style-name="Standard">
      <style:text-properties fo:font-weight="normal" officeooo:rsid="000df4a8" officeooo:paragraph-rsid="000df4a8" style:font-weight-asian="normal" style:font-weight-complex="normal"/>
    </style:style>
    <style:style style:name="P10" style:family="paragraph" style:parent-style-name="Standard">
      <style:text-properties fo:font-size="10pt" fo:font-weight="normal" officeooo:rsid="000df4a8" officeooo:paragraph-rsid="000df4a8" style:font-size-asian="10pt" style:font-weight-asian="normal" style:font-size-complex="10pt" style:font-weight-complex="normal"/>
    </style:style>
    <style:style style:name="P11" style:family="paragraph" style:parent-style-name="Standard">
      <style:text-properties officeooo:paragraph-rsid="000d96a3"/>
    </style:style>
    <style:style style:name="P12" style:family="paragraph" style:parent-style-name="Standard">
      <style:text-properties officeooo:paragraph-rsid="000df4a8"/>
    </style:style>
    <style:style style:name="T1" style:family="text">
      <style:text-properties officeooo:rsid="000df4a8"/>
    </style:style>
    <style:style style:name="T2" style:family="text">
      <style:text-properties fo:font-weight="bold" officeooo:rsid="000d96a3" style:font-weight-asian="bold" style:font-weight-complex="bold"/>
    </style:style>
    <style:style style:name="T3" style:family="text">
      <style:text-properties officeooo:rsid="000eb198"/>
    </style:style>
    <style:style style:name="T4" style:family="text">
      <style:text-properties fo:font-size="10pt" fo:font-weight="normal" officeooo:rsid="000cd22b" style:font-size-asian="10pt" style:font-weight-asian="normal" style:font-size-complex="10pt" style:font-weight-complex="normal"/>
    </style:style>
    <style:style style:name="T5" style:family="text">
      <style:text-properties fo:font-size="10pt" fo:font-weight="normal" officeooo:rsid="000eb198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0df4a8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dereços das aplicações do DP e BGO</text:p>
      <text:p text:style-name="P2"/>
      <text:p text:style-name="P4">Digitar os endereços no navegador para acessar os programas </text:p>
      <text:p text:style-name="P2"/>
      <text:p text:style-name="P2">Atende DP</text:p>
      <text:p text:style-name="P1"/>
      <text:p text:style-name="P1">10.55.12.73/atende</text:p>
      <text:p text:style-name="P1"/>
      <text:p text:style-name="P2">Protocolo SIP</text:p>
      <text:p text:style-name="P1"/>
      <text:p text:style-name="P1">10.55.12.73/protocolosip</text:p>
      <text:p text:style-name="P1"/>
      <text:p text:style-name="P2">BGO Cmd</text:p>
      <text:p text:style-name="P1"/>
      <text:p text:style-name="P1">10.55.9.2/bgo</text:p>
      <text:p text:style-name="P1"/>
      <text:p text:style-name="P11"><text:span text:style-name="T2">Atende SAC</text:span></text:p>
      <text:p text:style-name="P3"/>
      <text:p text:style-name="P8">http://10.27.169.121</text:p>
      <text:p text:style-name="P8"/>
      <text:p text:style-name="P6">BIOMETRICS</text:p>
      <text:p text:style-name="P9"/>
      <text:p text:style-name="P10">identidade.sistemas.pm.ba.gov.br:6413/biometrics</text:p>
      <text:p text:style-name="P10"/>
      <text:p text:style-name="P12"><text:span text:style-name="T4">sistemas.cbm.ba.gov.br/</text:span><text:span text:style-name="T6">i</text:span><text:span text:style-name="T5">dentidad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30T12:55:36.399000000</meta:creation-date>
    <meta:print-date>2020-11-30T13:04:02.277000000</meta:print-date>
    <dc:date>2020-11-30T15:59:08.030000000</dc:date>
    <meta:editing-duration>PT41M46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3" meta:word-count="31" meta:character-count="301" meta:non-whitespace-character-count="282"/>
  </office:meta>
</office:document-meta>
</file>